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4a9" officeooo:paragraph-rsid="000994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if</text:p>
      <text:p text:style-name="P1">akshay</text:p>
      <text:p text:style-name="P1">firoz</text:p>
      <text:p text:style-name="P1">amal</text:p>
      <text:p text:style-name="P1">ajee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9:56:43.832269098</meta:creation-date>
    <dc:date>2019-03-12T19:57:17.264850761</dc:date>
    <meta:editing-duration>PT33S</meta:editing-duration>
    <meta:editing-cycles>1</meta:editing-cycles>
    <meta:document-statistic meta:table-count="0" meta:image-count="0" meta:object-count="0" meta:page-count="1" meta:paragraph-count="5" meta:word-count="5" meta:character-count="25" meta:non-whitespace-character-count="25"/>
    <meta:generator>LibreOffice/5.1.4.2$Linux_X86_64 LibreOffice_project/10m0$Build-2</meta:generator>
  </office:meta>
</office:document-meta>
</file>